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9BCBE99.png" manifest:media-type="image/png"/>
  <manifest:file-entry manifest:full-path="Pictures/1000000000000234000003DE1D91837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volené-subtitle" style:list-style-name="L3">
      <style:graphic-properties draw:fill-color="#ffffff" draw:textarea-horizontal-align="justify" draw:textarea-vertical-align="top" draw:auto-grow-height="true" fo:min-height="9.134cm" loext:decorative="false"/>
      <style:paragraph-properties style:writing-mode="lr-tb"/>
    </style:style>
    <style:style style:name="pr4" style:family="presentation" style:parent-style-name="Predvolené-title">
      <style:graphic-properties fo:min-height="2.629cm" loext:decorative="false"/>
      <style:paragraph-properties style:writing-mode="lr-tb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6" style:family="paragraph">
      <loext:graphic-properties draw:fill-color="#ffffff"/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Herak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5"><text:span text:style-name="T2">Herakles</text:span><text:span text:style-name="T3"> (gr. </text:span><text:span text:style-name="T4">Ἡρακλς</text:span><text:span text:style-name="T3">) je v gréckej mytológii syn boha </text:span><text:span text:style-name="T2">Dia </text:span><text:span text:style-name="T3">a </text:span><text:span text:style-name="T2">Alkmény</text:span><text:span text:style-name="T3">, dcéry mykénskeho kráľa </text:span><text:span text:style-name="T2">Elektryóna</text:span><text:span text:style-name="T3">.</text:span></text:p>
              </text:list-item>
              <text:list-item>
                <text:p text:style-name="P5"><text:span text:style-name="T3">Bol najväčší hrdina gréckych mýtov a bájí.</text:span></text:p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5">Herakles</text:span></text:p>
          </draw:text-box>
        </draw:frame>
        <draw:frame draw:style-name="gr4" draw:text-style-name="P9" draw:layer="layout" svg:width="5.5cm" svg:height="9.656cm" svg:x="21cm" svg:y="4.844cm">
          <draw:image xlink:href="Pictures/1000000000000234000003DE1D918372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" xlink:href="Pictures/10000000000007800000043869BCBE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7T14:59:39.099061500</meta:creation-date>
    <dc:date>2025-03-07T15:57:38.410562200</dc:date>
    <meta:editing-duration>PT7M48S</meta:editing-duration>
    <meta:editing-cycles>2</meta:editing-cycles>
    <meta:generator>LibreOffice/25.2.0.3$Windows_X86_64 LibreOffice_project/e1cf4a87eb02d755bce1a01209907ea5ddc8f069</meta:generator>
    <meta:document-statistic meta:object-count="31"/>
  </office:meta>
</office:document-meta>
</file>